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ResultMatchers.json( String jsonContent , boolean stri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ntResultMatchers.encoding( Charset character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ResultMatchers.string( Matcher &lt; ? super String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ResultMatchers.encoding( String character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ntResultMatchers.string( String expected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ResultMatchers.bytes( byte [ ] expected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ResultMatchers.node( Matcher &lt; ? super Node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ntResultMatchers.ContentResult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ResultMatchers.source( Matcher &lt; ? super Source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ntResultMatchers.contentTyp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ResultMatchers.contentType( MediaType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ntResultMatchers.xml( String xml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ntResultMatchers.contentTypeCompatibleWith( MediaType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entResultMatchers.contentTypeCompatibleWith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ResultMatchers.json( String json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